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
    </style:style>
    <style:style style:name="T5" style:family="text">
      <style:text-properties style:font-name="Courier New"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t; Vidéo n°4 :</text:p>
      <text:p text:style-name="P3"/>
      <text:p text:style-name="P4">La meilleure plateforme pour faire du reverse engineering est sans conteste Linux, qui a été pensé par des développeurs, pour des développeurs.</text:p>
      <text:p text:style-name="P4">Et pour faire du reversing sur Linux d'applications Windows, on peut utiliser Wine (prend des applications Windows et les traduit sur Linux ; même si parfois il faut faire tourner les applications Windows sur un système Windows ou une machine virtuelle).</text:p>
      <text:p text:style-name="P4"/>
      <text:p text:style-name="P4">Maintenant, quand on va vouloir faire du reversing, il va nous falloir un bon <text:span text:style-name="T1">debugger</text:span>. Un des classiques est le debuggeur <text:span text:style-name="T2">Immunity</text:span><text:span text:style-name="T3">.</text:span></text:p>
      <text:p text:style-name="P5"/>
      <text:p text:style-name="P6">debugger.immunityinc.com</text:p>
      <text:p text:style-name="P6">Download the latest version</text:p>
      <text:p text:style-name="P6">Renseigner les informations</text:p>
      <text:p text:style-name="P5"/>
      <text:p text:style-name="P5">On télécharge Immunity. Ensuite, on se retrouve avec un fichier .exe dans le dossier /root/Download. On l'exécute avec wine :</text:p>
      <text:p text:style-name="P5"/>
      <text:p text:style-name="P6">wine ./ImmunityDebugger_1_85_setup.exe</text:p>
      <text:p text:style-name="P5"/>
      <text:p text:style-name="P4"><text:span text:style-name="T3">Une fois que c'est installé, on va voir dans le dossier </text:span><text:span text:style-name="T5">/root/.wine/drive_c/Program Files/Immunity Inc/Immunity Debugger/ImmunityDebugger.exe</text:span></text:p>
      <text:p text:style-name="P5"/>
      <text:p text:style-name="P5">On lance le debugger avec :</text:p>
      <text:p text:style-name="P6">wine ImmunityDebugger.exe</text:p>
      <text:p text:style-name="P5"/>
      <text:p text:style-name="P5">Si tu as des problèmes et qu'il te dit qu'il ne trouve pas python27.dll :</text:p>
      <text:p text:style-name="P5"/>
      <text:p text:style-name="P6">cd <text:s/>/root/.wine/drive_c/Program Files/Immunity Inc/Immunity Debugger/Python.inst</text:p>
      <text:p text:style-name="P6">wine msiexec -i python-2.7.1.msi</text:p>
      <text:p text:style-name="P5"/>
      <text:p text:style-name="P4"><text:span text:style-name="T3">Installer Python2.7 pour windows dans le dossier racine drive_c de wine. Copier l'intégralité du dossier Python2.7, et le coller dans </text:span><text:span text:style-name="T5">/root/.wine/drive_c/Program Files/Immunity Inc/Immunity Debugger/</text:span><text:span text:style-name="T3"> . That should do it.</text:span></text:p>
      <text:p text:style-name="P5"/>
      <text:p text:style-name="P5">Maintenant, depuis ImmunityDebugger on ne peut ouvrir des fichiers .exe que depuis le dossier de wine. J'ai donc créé un dossier Exefiles dans drive_c contenant nos applications qu'on va vouloir débugger.</text:p>
      <text:p text:style-name="P5">PS : je l'ai installé sur ma machine hôte Windows.</text:p>
      <text:p text:style-name="P5"/>
      <text:p text:style-name="P2">&gt; Vidéo n°5 :</text:p>
      <text:p text:style-name="P5"/>
      <text:p text:style-name="P5">On aura également besoin d'un autre débuggueur, <text:span text:style-name="T1">ollydbg</text:span>.</text:p>
      <text:p text:style-name="P5"/>
      <text:p text:style-name="P5">Installation : ollydbg.de</text:p>
      <text:p text:style-name="P5">Download</text:p>
      <text:p text:style-name="P5">Scroll down – download final version</text:p>
      <text:p text:style-name="P5"/>
      <text:p text:style-name="P5">On extrait l'archive zip dans le dossier <text:span text:style-name="T4">/root/.wine/drive_c/Program Files/Ollydbg</text:span>. </text:p>
      <text:p text:style-name="P5"/>
      <text:p text:style-name="P5"><text:soft-page-break/>Pour lancer OllyDbg, comme d'hab :</text:p>
      <text:p text:style-name="P6">wine /root/.wine/drive_c/Program Files/Ollydbg/OLLYDBG.exe</text:p>
      <text:p text:style-name="P6"/>
      <text:p text:style-name="P7">Pour changer la police et la mettre en plus gros : Options – Appearance – Fonts – Change. Mettre la police qu'on a changé par défault dans l'onglet Default.</text:p>
      <text:p text:style-name="P7"/>
      <text:p text:style-name="P7"/>
      <text:p text:style-name="P8">&gt; Vidéo n°6 :</text:p>
      <text:p text:style-name="P7"/>
      <text:p text:style-name="P7">Un autre débugger dont on va se servir, est <text:span text:style-name="T1">edb-debugger</text:span>.</text:p>
      <text:p text:style-name="P7"/>
      <text:p text:style-name="P6">apt-get install edb-debugger</text:p>
      <text:p text:style-name="P6">apt-get install edb-debugger-plugins</text:p>
      <text:p text:style-name="P7"/>
      <text:p text:style-name="P7">Ensuite, on lance le debugger simplement avec la commande <text:span text:style-name="T4">edb</text:span> depuis un terminal. Pour changer l'apparence, et notamment la taille de la police, Options – Preferences – Appearance.</text:p>
      <text:p text:style-name="P7"/>
      <text:p text:style-name="P7"/>
      <text:p text:style-name="P8">&gt; Vidéo n°7 :</text:p>
      <text:p text:style-name="P7"/>
      <text:p text:style-name="P7">Autre debugger, <text:span text:style-name="T1">x64dbg</text:span>.</text:p>
      <text:p text:style-name="P7"/>
      <text:p text:style-name="P6">sourceforge.net/projects/x64dbg</text:p>
      <text:p text:style-name="P6">Download</text:p>
      <text:p text:style-name="P7"/>
      <text:p text:style-name="P7">On unpack l'archive dans <text:span text:style-name="T4">/root/x64dbg</text:span>.</text:p>
      <text:p text:style-name="P7"/>
      <text:p text:style-name="P7">Ensuite,<text:span text:style-name="T4"> cd /root/x64dbg/release</text:span></text:p>
      <text:p text:style-name="P6">wine x96dbg.exe</text:p>
      <text:p text:style-name="P7"/>
      <text:p text:style-name="P7">Et on peut launch les versions 32 ou 64 bits du debugger. Installé sur Windows, il semble qu'il y ait des problèmes avec wine, je n'arrive pas à ouvrir de fichier sur l'installation kali linux.</text:p>
      <text:p text:style-name="P7"/>
      <text:p text:style-name="P7"/>
      <text:p text:style-name="P8">&gt; Vidéo n°8 :</text:p>
      <text:p text:style-name="P9"/>
      <text:p text:style-name="P7">Un autre débugger existe, très vieux, très utilisé, <text:span text:style-name="T1">gdb</text:span>. On le trouve par défaut, dans tous les systèmes linux. Y compris Kali Linux.</text:p>
      <text:p text:style-name="P7"/>
      <text:p text:style-name="P7">Mais apparemment c'est pas le mieux pour reversing, c'est plutôt pour débogguer une application qu'on développe, ou quelque chose comme ça. L'avantage cependant, c'est la possibilité de faire du "remote debugging", et de débogger un programme compilé sur une architecture autre dans notre système (ARM from an Intel or AMD system).</text:p>
      <text:p text:style-name="P7"/>
      <text:p text:style-name="P7">Dans cette vidéo, on parle aussi du débugger <text:span text:style-name="T1">IDA</text:span>. Le prof nous dit qu'il s'agit d'un outil commercial, qu'il faut payer. Mais j'ai une version gratuite d'installée sur Windows though (<text:span text:style-name="T1">IDA Freeware</text:span>). Cette version gratuite apparemment n'est disponible que sur Windows, pas Linux ou Mac.</text:p>
      <text:p text:style-name="P7"/>
      <text:p text:style-name="P7"/>
      <text:p text:style-name="P8">&gt; Vidéo n°9 :</text:p>
      <text:p text:style-name="P7"><text:soft-page-break/></text:p>
      <text:p text:style-name="P7">Dans cette vidéo, on se tourne vers l'outil <text:span text:style-name="T1">PEBrowse</text:span>. Il ne s'agit cette fois pas d'un débugger. "PE" = "Portable executable" (.exe), ce programme nous permet donc d'observer des fichiers .exe (32 bits ou 64 bits) et les différentes sections à l'intérieur de ces exécutables.</text:p>
      <text:p text:style-name="P7"/>
      <text:p text:style-name="P7">On a installé <text:span text:style-name="T1">PEBrowse</text:span> sur Windows plutôt que sur Kali Linux.</text:p>
      <text:p text:style-name="P7"/>
      <text:p text:style-name="P7">Le dernier programme qu'on va installer est un assembleur. Comme on le sait, l'ordinateur parle en machine code, en binaire. Juste au-dessus du machine code, on a le langage Assembly, qui permet <text:s/>de simplifier le binaire du machine code ("ajouter 2 au pointeur EDB", "move EDB to ESP").</text:p>
      <text:p text:style-name="P7"/>
      <text:p text:style-name="P7">Et pour passer d'une suite d'instructions en Assembly à un programme exécutable, on a justement besoin d'un assembleur. Un assembleur assez ancien et très populaire, c'est <text:span text:style-name="T1">nasm</text:span>. Un peu comme <text:span text:style-name="T1">gdb</text:span>, il est préinstallé sur presque tous les systèmes Linux, y compris Kali Linux.</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0M59S</meta:editing-duration>
    <meta:editing-cycles>9</meta:editing-cycles>
    <meta:generator>OpenOffice/4.1.5$Win32 OpenOffice.org_project/415m1$Build-9789</meta:generator>
    <dc:date>2020-10-25T19:45:21.05</dc:date>
    <meta:document-statistic meta:table-count="0" meta:image-count="0" meta:object-count="0" meta:page-count="3" meta:paragraph-count="49" meta:word-count="682" meta:character-count="4442"/>
    <meta:user-defined meta:name="Info 1"/>
    <meta:user-defined meta:name="Info 2"/>
    <meta:user-defined meta:name="Info 3"/>
    <meta:user-defined meta:name="Info 4"/>
  </office:meta>
</office:document-meta>
</file>